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xelText" svg:font-family="FixelTex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200%" fo:orphans="2" fo:widows="2" fo:text-indent="0cm" style:auto-text-indent="false"/>
      <style:text-properties fo:font-size="12pt" fo:font-weight="normal" officeooo:rsid="000492b8" officeooo:paragraph-rsid="000492b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line-height="200%" fo:orphans="2" fo:widows="2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line-height="200%" fo:orphans="2" fo:widows="2" fo:text-indent="0cm" style:auto-text-indent="false"/>
      <style:text-properties fo:font-size="12pt" fo:font-weight="normal" fo:background-color="#81d41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line-height="200%" fo:orphans="2" fo:widows="2" fo:text-indent="0cm" style:auto-text-indent="false"/>
      <style:text-properties fo:font-size="12pt" fo:font-weight="normal" officeooo:rsid="000c775f" officeooo:paragraph-rsid="000e3810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line-height="200%" fo:orphans="2" fo:widows="2" fo:text-indent="0cm" style:auto-text-indent="false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12121" loext:opacity="100%" style:font-name="FixelText" fo:letter-spacing="normal" fo:font-style="normal"/>
    </style:style>
    <style:style style:name="T2" style:family="text">
      <style:text-properties officeooo:rsid="000492b8"/>
    </style:style>
    <style:style style:name="T3" style:family="text">
      <style:text-properties officeooo:rsid="00054941"/>
    </style:style>
    <style:style style:name="T4" style:family="text">
      <style:text-properties officeooo:rsid="000a366d"/>
    </style:style>
    <style:style style:name="T5" style:family="text">
      <style:text-properties fo:background-color="#81d41a" loext:char-shading-value="0"/>
    </style:style>
    <style:style style:name="T6" style:family="text">
      <style:text-properties officeooo:rsid="00100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Kit pinceaux de maquillage avec étui, 12pcs, noir</text:span> </text:p>
      <text:p text:style-name="P2"><text:span text:style-name="T1">Catrice All Over Glow Tint Highlighter</text:span> <text:span text:style-name="T2">010 Beaming Diamond</text:span></text:p>
      <text:p text:style-name="P2"><text:span text:style-name="T1">Artlook Highlighter Face &amp; Body Brighter</text:span> </text:p>
      <text:p text:style-name="P2"><text:span text:style-name="T1">I Heart Revolution Molten Chocolate</text:span> <text:span text:style-name="T2">salted carmel</text:span></text:p>
      <text:p text:style-name="P2"><text:span text:style-name="T1">Arcancil Paris Les Essentiels Rouge A Levres Satine</text:span> <text:s/><text:span text:style-name="T2">beige</text:span></text:p>
      <text:p text:style-name="P2"><text:span text:style-name="T1">Makeup Revolution IRL Filter Finish Lip Definer</text:span> <text:s/><text:span text:style-name="T2">espresso nude</text:span></text:p>
      <text:p text:style-name="P2"><text:span text:style-name="T1">Deni Carte Fake Eyelashes Mink Lashes WH-12</text:span> </text:p>
      <text:p text:style-name="P2"><text:span text:style-name="T1">Essence Lash To Impress 07 Bundle Single Lashes</text:span> </text:p>
      <text:p text:style-name="P2"><text:span text:style-name="T1">Ardell Lashes Corset Collection Black 501</text:span> </text:p>
      <text:p text:style-name="P2"><text:span text:style-name="T1">Rimmel Lash Accelerator Endless Mascara</text:span> <text:s/><text:span text:style-name="T2">black</text:span></text:p>
      <text:p text:style-name="P2"><text:span text:style-name="T1">Makeup Revolution Reloaded Palette</text:span> <text:span text:style-name="T2">visionary</text:span></text:p>
      <text:p text:style-name="P2"><text:span text:style-name="T1">Makeup Revolution Loose Baking Powder</text:span> <text:span text:style-name="T2">peach – </text:span><text:span text:style-name="T6">drogo 10f</text:span></text:p>
      <text:p text:style-name="P2"><text:span text:style-name="T1">Makeup Revolution Baking Powder</text:span> <text:span text:style-name="T2">translucent</text:span></text:p>
      <text:p text:style-name="P1"><text:span text:style-name="T1">Eveline Magical Perfection Concealer</text:span> 01-light</text:p>
      <text:p text:style-name="P5"><text:span text:style-name="T1">L.A. Girl Velvet Contour Sticks Blush</text:span> <text:span text:style-name="T4">pinch me</text:span></text:p>
      <text:p text:style-name="P3"><text:span text:style-name="T1">W7 Bronze Chic Bronzing Balm</text:span> </text:p>
      <text:p text:style-name="P3"><text:span text:style-name="T1">Elizavecca Milky Piggy BB Cream</text:span> </text:p>
      <text:p text:style-name="P3"><text:span text:style-name="T1">L'Oreal Paris Lumi Glotion Natural Glow Enhancer</text:span> <text:s/><text:span text:style-name="T3">901</text:span></text:p>
      <text:p text:style-name="P3"><text:span text:style-name="T1">Fraise pour manucure et pédicure</text:span> </text:p>
      <text:p text:style-name="P4">Serum na dzien:<text:line-break/>Witamina C </text:p>
      <text:p text:style-name="P4"><text:span text:style-name="T5">Niacinamide + Zinc</text:span><text:line-break/>Serum na noc:<text:line-break/><text:span text:style-name="T5">Bakuchiol + Ceramid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xelText" svg:font-family="FixelTex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08:18:06.515000000</meta:creation-date>
    <dc:date>2025-03-19T12:23:14.749000000</dc:date>
    <meta:editing-duration>PT4H45M20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1" meta:word-count="143" meta:character-count="959" meta:non-whitespace-character-count="823"/>
  </office:meta>
</office:document-meta>
</file>